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4F00000300AAF87F2B7BAF4773.png"/>
  <manifest:file-entry manifest:media-type="image/png" manifest:full-path="Pictures/10000201000007D0000003C0D2D084ADDB12B13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333333" draw:marker-end="" draw:marker-end-width="0.203cm" draw:fill="none" draw:textarea-vertical-align="middle"/>
    </style:style>
    <style:style style:name="gr2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10.1cm" fo:min-width="15.23cm" fo:padding-top="0.142cm" fo:padding-bottom="0.142cm" fo:padding-left="0.267cm" fo:padding-right="0.267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0cm" fo:min-width="0cm" fo:padding-top="0.143cm" fo:padding-bottom="0.143cm" fo:padding-left="0.268cm" fo:padding-right="0.268cm"/>
    </style:style>
    <style:style style:name="gr5" style:family="graphic" style:parent-style-name="standard">
      <style:graphic-properties draw:stroke="none" draw:fill="none" fo:min-height="0.613cm"/>
    </style:style>
    <style:style style:name="gr6" style:family="graphic" style:parent-style-name="standard">
      <style:graphic-properties draw:stroke="none" draw:fill="none" fo:min-height="0.614cm"/>
    </style:style>
    <style:style style:name="gr7" style:family="graphic" style:parent-style-name="standard">
      <style:graphic-properties draw:stroke="none" draw:fill="none" fo:min-height="1.382cm"/>
    </style:style>
    <style:style style:name="gr8" style:family="graphic" style:parent-style-name="standard">
      <style:graphic-properties svg:stroke-width="0.106cm" svg:stroke-color="#666666" draw:marker-start-width="0.318cm" draw:marker-end="Rounded_20_short_20_Arrow" draw:marker-end-width="0.318cm" draw:fill="solid" draw:fill-color="#ffffff" draw:textarea-horizontal-align="justify" draw:textarea-vertical-align="middle" draw:auto-grow-height="false" fo:min-height="5.44cm" fo:min-width="2.398cm" fo:padding-top="0.177cm" fo:padding-bottom="0.177cm" fo:padding-left="0.302cm" fo:padding-right="0.302cm"/>
    </style:style>
    <style:style style:name="gr9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1.327cm" fo:min-width="2.144cm" fo:padding-top="0.152cm" fo:padding-bottom="0.152cm" fo:padding-left="0.277cm" fo:padding-right="0.277cm"/>
    </style:style>
    <style:style style:name="gr10" style:family="graphic" style:parent-style-name="standard">
      <style:graphic-properties draw:stroke="none" draw:fill="none" fo:min-height="0.993cm"/>
    </style:style>
    <style:style style:name="gr11" style:family="graphic" style:parent-style-name="objectwithoutfill">
      <style:graphic-properties svg:stroke-color="#333333" draw:marker-start="Arrow" draw:marker-end="Arrow" draw:marker-end-width="0.203cm" draw:fill="none" draw:textarea-vertical-align="middle"/>
    </style:style>
    <style:style style:name="gr12" style:family="graphic" style:parent-style-name="objectwithoutfill">
      <style:graphic-properties svg:stroke-color="#333333" draw:marker-end="Arrow" draw:marker-end-width="0.203cm" draw:fill="none" draw:textarea-vertical-align="middle"/>
    </style:style>
    <style:style style:name="gr13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1.328cm" fo:min-width="2.9cm" fo:padding-top="0.152cm" fo:padding-bottom="0.152cm" fo:padding-left="0.277cm" fo:padding-right="0.277cm"/>
    </style:style>
    <style:style style:name="gr14" style:family="graphic" style:parent-style-name="standard">
      <style:graphic-properties draw:stroke="none" draw:fill="none" fo:min-height="0.568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0.828cm" fo:min-width="2.055cm" fo:padding-top="0.152cm" fo:padding-bottom="0.152cm" fo:padding-left="0.277cm" fo:padding-right="0.277cm"/>
    </style:style>
    <style:style style:name="gr17" style:family="graphic" style:parent-style-name="objectwithoutfill">
      <style:graphic-properties svg:stroke-color="#333333" draw:marker-start="" draw:marker-end="Arrow" draw:marker-end-width="0.203cm" draw:fill="none" draw:textarea-vertical-align="middle"/>
    </style:style>
    <style:style style:name="gr18" style:family="graphic" style:parent-style-name="standard">
      <style:graphic-properties draw:stroke="none" draw:fill="solid" draw:fill-color="#ffffff" fo:min-height="0.941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0.731cm" fo:min-width="1.398cm" fo:padding-top="0.152cm" fo:padding-bottom="0.152cm" fo:padding-left="0.277cm" fo:padding-right="0.277cm"/>
    </style:style>
    <style:style style:name="gr21" style:family="graphic" style:parent-style-name="standard">
      <style:graphic-properties svg:stroke-color="#000000" draw:marker-start="" draw:marker-end="Arrow" draw:textarea-vertical-align="middle"/>
    </style:style>
    <style:style style:name="gr22" style:family="graphic" style:parent-style-name="standard">
      <style:graphic-properties svg:stroke-color="#000000" draw:marker-end="Arrow" draw:textarea-vertical-align="middle"/>
    </style:style>
    <style:style style:name="gr23" style:family="graphic" style:parent-style-name="standard">
      <style:graphic-properties svg:stroke-color="#000000" draw:marker-start="Arrow"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fo:font-family="'Helvetica Neue'" style:font-pitch="variable" fo:font-size="12pt" fo:font-weight="normal" style:font-size-asian="12pt" style:font-weight-asian="normal" style:font-size-complex="12pt" style:font-weight-complex="normal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000000" fo:font-family="'Helvetica Neue'" style:font-pitch="variable" fo:font-size="14pt" fo:font-weight="normal" style:font-size-asian="12pt" style:font-weight-asian="normal" style:font-size-complex="12pt" style:font-weight-complex="normal"/>
    </style:style>
    <style:style style:name="P5" style:family="paragraph">
      <style:paragraph-properties fo:text-align="center" style:writing-mode="lr-tb"/>
      <style:text-properties fo:font-size="6.5pt" style:font-size-asian="6.5pt" style:font-size-complex="6.5pt"/>
    </style:style>
    <style:style style:name="P6" style:family="paragraph">
      <style:paragraph-properties fo:text-align="center" style:writing-mode="lr-tb"/>
      <style:text-properties fo:color="#000000" fo:font-family="'Helvetica Neue'" style:font-style-name="Regular" style:font-pitch="variable" fo:font-size="6.5pt" fo:font-weight="normal" style:font-size-asian="6.5pt" style:font-weight-asian="normal" style:font-size-complex="6.5pt" style:font-weight-complex="normal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color="#000000" fo:font-family="'Helvetica Neue'" style:font-pitch="variable" fo:font-size="10pt" fo:font-weight="normal" style:font-size-asian="12pt" style:font-weight-asian="normal" style:font-size-complex="12pt" style:font-weight-complex="normal"/>
    </style:style>
    <style:style style:name="T1" style:family="text">
      <style:text-properties fo:color="#000000" fo:font-family="'Helvetica Neue'" style:font-pitch="variable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000000" fo:font-family="'Helvetica Neue'" style:font-pitch="variable" fo:font-size="14pt" fo:font-weight="normal" style:font-size-asian="12pt" style:font-weight-asian="normal" style:font-size-complex="12pt" style:font-weight-complex="normal"/>
    </style:style>
    <style:style style:name="T3" style:family="text">
      <style:text-properties fo:color="#000000" fo:font-family="'Helvetica Neue'" style:font-style-name="Regular" style:font-pitch="variable" fo:font-size="6.5pt" fo:font-weight="normal" style:font-size-asian="6.5pt" style:font-weight-asian="normal" style:font-size-complex="6.5pt" style:font-weight-complex="normal"/>
    </style:style>
    <style:style style:name="T4" style:family="text">
      <style:text-properties fo:color="#000000" fo:font-family="'Helvetica Neue'" style:font-pitch="variable" fo:font-size="10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hapes" draw:style-name="dp1" draw:master-page-name="Default">
        <draw:line draw:style-name="gr1" draw:text-style-name="P1" draw:layer="layout" svg:x1="11.94cm" svg:y1="4.05cm" svg:x2="11.92cm" svg:y2="2.669cm">
          <text:p/>
        </draw:line>
        <draw:custom-shape draw:style-name="gr2" draw:text-style-name="P1" draw:layer="layout" svg:width="16.078cm" svg:height="10.698cm" svg:x="4.208cm" svg:y="2.8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3.98523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3" draw:text-style-name="P1" draw:layer="layout" svg:width="0.659cm" svg:height="0.698cm" svg:x="12.569cm" svg:y="10.916cm">
            <text:p/>
          </draw:rect>
          <draw:custom-shape draw:style-name="gr4" draw:text-style-name="P1" draw:layer="layout" svg:width="0.327cm" svg:height="0.348cm" svg:x="12.735cm" svg:y="11.0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2" draw:layer="layout" svg:width="1.469cm" svg:height="0.863cm" svg:x="12.219cm" svg:y="11.652cm">
          <draw:text-box>
            <text:p text:style-name="P1"><text:span text:style-name="T1">RST</text:span></text:p>
          </draw:text-box>
        </draw:frame>
        <draw:g>
          <draw:rect draw:style-name="gr3" draw:text-style-name="P1" draw:layer="layout" svg:width="0.659cm" svg:height="0.698cm" svg:x="10.979cm" svg:y="10.9cm">
            <text:p/>
          </draw:rect>
          <draw:custom-shape draw:style-name="gr4" draw:text-style-name="P1" draw:layer="layout" svg:width="0.327cm" svg:height="0.348cm" svg:x="11.145cm" svg:y="11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2" draw:layer="layout" svg:width="1.716cm" svg:height="0.864cm" svg:x="10.46cm" svg:y="11.655cm">
          <draw:text-box>
            <text:p text:style-name="P1"><text:span text:style-name="T1">Boot</text:span></text:p>
          </draw:text-box>
        </draw:frame>
        <draw:frame draw:style-name="gr7" draw:text-style-name="P4" draw:layer="layout" svg:width="7.769cm" svg:height="1.632cm" svg:x="4.21cm" svg:y="12.611cm">
          <draw:text-box>
            <text:p text:style-name="P3"><text:span text:style-name="T2">ESP32-C61-DevKitM-1 </text:span></text:p>
          </draw:text-box>
        </draw:frame>
        <draw:custom-shape draw:style-name="gr8" draw:text-style-name="P6" xml:id="id2" draw:id="id2" draw:layer="layout" svg:width="3.002cm" svg:height="5.794cm" svg:x="10.52cm" svg:y="4.055cm">
          <draw:glue-point draw:id="4" svg:x="-5.091cm" svg:y="2.383cm"/>
          <draw:glue-point draw:id="5" svg:x="-4.926cm" svg:y="3.624cm"/>
          <text:p text:style-name="P5"><text:span text:style-name="T3">ESP32-C61-WROOM-1</text:span></text:p>
          <text:p text:style-name="P5"><text:span text:style-name="T3">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698cm" svg:height="1.631cm" svg:x="5.722cm" svg:y="4.666cm">
          <text:p text:style-name="P7"><text:span text:style-name="T1">USB-UART</text:span></text:p>
          <text:p text:style-name="P7"><text:span text:style-name="T1"><text:s/></text:span><text:span text:style-name="T1">Bri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2.549cm" svg:height="1.243cm" svg:x="8.293cm" svg:y="4.606cm">
          <draw:text-box>
            <text:p text:style-name="P1"><text:span text:style-name="T1">TX/RX</text:span></text:p>
          </draw:text-box>
        </draw:frame>
        <draw:line draw:style-name="gr11" draw:text-style-name="P1" draw:layer="layout" svg:x1="10.492cm" svg:y1="5.456cm" svg:x2="8.425cm" svg:y2="5.456cm">
          <text:p/>
        </draw:line>
        <draw:line draw:style-name="gr12" draw:text-style-name="P1" draw:layer="layout" svg:x1="11.275cm" svg:y1="10.85cm" svg:x2="11.278cm" svg:y2="9.877cm">
          <text:p/>
        </draw:line>
        <draw:line draw:style-name="gr12" draw:text-style-name="P1" draw:layer="layout" svg:x1="12.928cm" svg:y1="10.85cm" svg:x2="12.919cm" svg:y2="9.88cm">
          <text:p/>
        </draw:line>
        <draw:line draw:style-name="gr11" draw:text-style-name="P1" draw:layer="layout" svg:x1="15.719cm" svg:y1="7.614cm" svg:x2="13.475cm" svg:y2="7.614cm">
          <text:p/>
        </draw:line>
        <draw:custom-shape draw:style-name="gr13" draw:text-style-name="P2" draw:layer="layout" svg:width="3.454cm" svg:height="1.632cm" svg:x="15.741cm" svg:y="6.869cm">
          <text:p text:style-name="P7"><text:span text:style-name="T1">Pin Header</text:span></text:p>
          <text:p text:style-name="P7"><text:span text:style-name="T1">Connector <text:s/>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" draw:layer="layout" svg:width="1.903cm" svg:height="0.818cm" svg:x="3.998cm" svg:y="4.504cm">
          <draw:text-box>
            <text:p text:style-name="P1"><text:span text:style-name="T1">D+/D-</text:span></text:p>
          </draw:text-box>
        </draw:frame>
        <draw:frame draw:style-name="gr15" draw:text-style-name="P1" draw:layer="layout" svg:width="0.995cm" svg:height="0.925cm" svg:x="11.415cm" svg:y="1.761cm">
          <draw:image xlink:href="Pictures/100002010000034F00000300AAF87F2B7BAF4773.png" xlink:type="simple" xlink:show="embed" xlink:actuate="onLoad">
            <text:p/>
          </draw:image>
        </draw:frame>
        <draw:custom-shape draw:style-name="gr16" draw:text-style-name="P2" draw:layer="layout" svg:width="2.609cm" svg:height="1.132cm" svg:x="15.768cm" svg:y="5.323cm">
          <text:p text:style-name="P7"><text:span text:style-name="T1">RGB 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13.5cm" svg:y1="6.073cm" svg:x2="15.746cm" svg:y2="6.078cm">
          <text:p/>
        </draw:line>
        <draw:frame draw:style-name="gr18" draw:text-style-name="P8" draw:layer="layout" svg:width="3.151cm" svg:height="1.191cm" svg:x="3.15cm" svg:y="3.282cm">
          <draw:text-box>
            <text:p text:style-name="P1"><text:span text:style-name="T4">Power Supply/</text:span></text:p>
            <text:p text:style-name="P1"><text:span text:style-name="T4">Programming</text:span></text:p>
          </draw:text-box>
        </draw:frame>
        <draw:frame draw:style-name="gr19" draw:text-style-name="P1" xml:id="id3" draw:id="id3" draw:layer="layout" svg:width="1.716cm" svg:height="0.873cm" draw:transform="rotate (3.1415926535892) translate (4.835cm 6.395cm)">
          <draw:image xlink:href="Pictures/10000201000007D0000003C0D2D084ADDB12B13D.png" xlink:type="simple" xlink:show="embed" xlink:actuate="onLoad">
            <text:p/>
          </draw:image>
          <draw:glue-point draw:id="4" svg:x="4.125cm" svg:y="5.017cm"/>
          <draw:glue-point draw:id="5" svg:x="2.622cm" svg:y="4.971cm"/>
        </draw:frame>
        <draw:line draw:style-name="gr11" draw:text-style-name="P1" draw:layer="layout" svg:x1="4.679cm" svg:y1="5.571cm" svg:x2="5.733cm" svg:y2="5.569cm">
          <text:p/>
        </draw:line>
        <draw:custom-shape draw:style-name="gr20" draw:text-style-name="P2" xml:id="id1" draw:id="id1" draw:layer="layout" svg:width="1.952cm" svg:height="1.035cm" svg:x="6.006cm" svg:y="7.14cm">
          <draw:glue-point draw:id="4" svg:x="-4.933cm" svg:y="-2.386cm"/>
          <draw:glue-point draw:id="5" svg:x="-5.051cm" svg:y="2.144cm"/>
          <text:p text:style-name="P7"><text:span text:style-name="T1">L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" draw:layer="layout" svg:x1="7.958cm" svg:y1="7.657cm" svg:x2="10.52cm" svg:y2="6.952cm" draw:start-shape="id1" draw:start-glue-point="1" draw:end-shape="id2" svg:d="M7958 7657h1268v-705h1294">
          <text:p/>
        </draw:connector>
        <draw:frame draw:style-name="gr10" draw:text-style-name="P2" draw:layer="layout" svg:width="2.549cm" svg:height="1.243cm" svg:x="7.395cm" svg:y="6.934cm">
          <draw:text-box>
            <text:p text:style-name="P1"><text:span text:style-name="T1">3.3V</text:span></text:p>
          </draw:text-box>
        </draw:frame>
        <draw:connector draw:style-name="gr22" draw:text-style-name="P1" draw:layer="layout" svg:x1="4.684cm" svg:y1="6.395cm" svg:x2="6.02cm" svg:y2="7.411cm" draw:start-shape="id3" draw:start-glue-point="4" draw:end-shape="id1" draw:end-glue-point="4" svg:d="M4684 6395v1016h1336">
          <text:p/>
        </draw:connector>
        <draw:frame draw:style-name="gr19" draw:text-style-name="P1" xml:id="id4" draw:id="id4" draw:layer="layout" svg:width="1.716cm" svg:height="0.873cm" draw:transform="rotate (3.1415926535892) translate (4.896cm 10.297cm)">
          <draw:image xlink:href="Pictures/10000201000007D0000003C0D2D084ADDB12B13D.png" xlink:type="simple" xlink:show="embed" xlink:actuate="onLoad">
            <text:p/>
          </draw:image>
          <draw:glue-point draw:id="4" svg:x="4.125cm" svg:y="5.017cm"/>
          <draw:glue-point draw:id="5" svg:x="2.622cm" svg:y="4.971cm"/>
        </draw:frame>
        <draw:connector draw:style-name="gr22" draw:text-style-name="P1" draw:layer="layout" draw:line-skew="-0.462cm" svg:x1="4.571cm" svg:y1="9.384cm" svg:x2="6.006cm" svg:y2="7.878cm" draw:end-shape="id1" draw:end-glue-point="5" svg:d="M4571 9384h-8v-1506h1443">
          <text:p/>
        </draw:connector>
        <draw:connector draw:style-name="gr23" draw:text-style-name="P1" draw:layer="layout" svg:x1="4.896cm" svg:y1="9.861cm" svg:x2="10.543cm" svg:y2="9.051cm" draw:start-shape="id4" draw:start-glue-point="3" draw:end-shape="id2" draw:end-glue-point="5" svg:d="M4896 9861h2786v-810h2861">
          <text:p/>
        </draw:connector>
        <draw:frame draw:style-name="gr10" draw:text-style-name="P2" draw:layer="layout" svg:width="2.549cm" svg:height="1.243cm" svg:x="7.541cm" svg:y="8.407cm">
          <draw:text-box>
            <text:p text:style-name="P1"><text:span text:style-name="T1">ESP US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'DejaVu Sans'" style:font-family-generic-asian="roman" style:font-pitch-asian="variable" style:font-size-asian="12pt" style:language-asian="ar" style:country-asian="SA" style:font-size-complex="12pt"/>
    </style:style>
    <style:style style:name="Hyperlink.3" style:family="graphic">
      <style:paragraph-properties style:text-autospace="none"/>
      <style:text-properties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Hyperlink.2" style:family="graphic">
      <style:paragraph-properties style:text-autospace="none"/>
      <style:text-properties fo:color="#287fb8"/>
    </style:style>
    <style:style style:name="无" style:family="graphic">
      <style:paragraph-properties style:text-autospace="none"/>
    </style:style>
    <style:style style:name="Hyperlink.1" style:family="graphic">
      <style:paragraph-properties style:text-autospace="none"/>
      <style:text-properties fo:color="#9a59b6"/>
    </style:style>
    <style:style style:name="Hyperlink.0" style:family="graphic">
      <style:paragraph-properties style:text-autospace="none"/>
      <style:text-properties fo:color="#287fb8"/>
    </style:style>
    <style:style style:name="Default_20_Paragraph_20_Font" style:display-name="Default Paragraph Font" style:family="graphic">
      <style:paragraph-properties style:text-autospace="none"/>
      <style:text-properties fo:font-family="'Helvetica Neue'" style:font-style-name="Regular" style:font-pitch="variable" fo:font-size="12pt"/>
    </style:style>
    <style:style style:name="Footer" style:family="graphic">
      <style:paragraph-properties fo:text-align="start" style:text-autospace="none"/>
      <style:text-properties fo:font-size="12pt" fo:language="en" fo:country="US" style:font-size-asian="12pt" style:language-asian="en" style:country-asian="US" style:font-size-complex="12pt"/>
    </style:style>
    <style:style style:name="Header" style:family="graphic">
      <style:paragraph-properties fo:text-align="start" style:text-autospace="none"/>
      <style:text-properties fo:font-size="12pt" fo:language="en" fo:country="US" style:font-size-asian="12pt" style:language-asian="en" style:country-asian="US" style:font-size-complex="12pt"/>
    </style:style>
    <style:style style:name="Index" style:family="graphic">
      <style:paragraph-properties fo:text-align="start" style:text-autospace="none"/>
      <style:text-properties fo:language="en" fo:country="US" style:font-family-asian="FreeSans" style:font-family-generic-asian="swiss" style:font-size-asian="12pt" style:language-asian="en" style:country-asian="US"/>
    </style:style>
    <style:style style:name="Caption" style:family="graphic">
      <style:paragraph-properties fo:margin-top="0.374cm" fo:margin-bottom="0.374cm" fo:text-align="start" style:text-autospace="none"/>
      <style:text-properties fo:language="en" fo:country="US" fo:font-style="italic" style:font-family-asian="FreeSans" style:font-family-generic-asian="swiss" style:font-size-asian="12pt" style:language-asian="en" style:country-asian="US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fo:language="en" fo:country="US" style:font-family-asian="FreeSans" style:font-family-generic-asian="swiss" style:font-size-asian="12pt" style:language-asian="en" style:country-asian="US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fo:language="en" fo:country="US" style:font-size-asian="12pt" style:language-asian="en" style:country-asian="US" style:font-size-complex="12pt"/>
    </style:style>
  </office:styles>
  <office:automatic-styles>
    <style:page-layout style:name="PM0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3-12T20:14:31.237657100</meta:creation-date>
    <dc:date>2024-06-27T15:55:55.90</dc:date>
    <meta:editing-duration>P1DT7H24M45S</meta:editing-duration>
    <meta:editing-cycles>148</meta:editing-cycles>
    <meta:generator>OpenOffice/4.1.12$Win32 OpenOffice.org_project/4112m1$Build-9809</meta:generator>
    <meta:document-statistic meta:object-count="34"/>
  </office:meta>
</office:document-meta>
</file>